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404040" style:font-name="Abyssinica SIL" fo:font-size="12pt" fo:letter-spacing="normal" fo:font-style="normal" fo:font-weight="normal" officeooo:rsid="00116df7" officeooo:paragraph-rsid="00116df7" style:font-name-asian="Noto Sans Mono CJK SC" style:font-size-asian="10.5pt" style:font-style-asian="normal" style:font-name-complex="Liberation Mono" style:font-size-complex="12pt" style:font-style-complex="normal"/>
    </style:style>
    <style:style style:name="P2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officeooo:rsid="00116df7" officeooo:paragraph-rsid="00116df7"/>
    </style:style>
    <style:style style:name="P3" style:family="paragraph" style:parent-style-name="Preformatted_20_Text">
      <style:text-properties fo:font-variant="normal" fo:text-transform="none" fo:color="#000000" style:font-name="Abyssinica SIL" fo:font-size="12pt" fo:letter-spacing="normal" fo:font-style="italic" fo:font-weight="normal" officeooo:rsid="000c8382" officeooo:paragraph-rsid="000c838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Preformatted_20_Text">
      <style:text-properties fo:font-variant="normal" fo:text-transform="none" fo:color="#000000" style:font-name="Abyssinica SIL" fo:font-size="12pt" fo:letter-spacing="normal" fo:font-style="italic" fo:font-weight="normal" officeooo:rsid="000df2eb" officeooo:paragraph-rsid="000df2eb" fo:background-color="transparent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font-variant="normal" fo:text-transform="none" fo:color="#000000" style:font-name="Abyssinica SIL" fo:font-size="12pt" fo:letter-spacing="normal" fo:font-style="normal" fo:font-weight="normal" officeooo:rsid="000c8382" officeooo:paragraph-rsid="000c83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officeooo:paragraph-rsid="0020dfad" fo:background-color="transparent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fo:background-color="transparent" style:font-size-asian="12pt" style:font-style-asian="italic" style:font-size-complex="12pt" style:font-style-complex="italic"/>
    </style:style>
    <style:style style:name="P8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officeooo:rsid="0012f240" officeooo:paragraph-rsid="0012f240" fo:background-color="transparent" style:font-size-asian="12pt" style:font-style-asian="italic" style:font-size-complex="12pt" style:font-style-complex="italic"/>
    </style:style>
    <style:style style:name="P9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officeooo:rsid="0015010b" officeooo:paragraph-rsid="0015010b" fo:background-color="transparent" style:font-size-asian="12pt" style:font-style-asian="italic" style:font-size-complex="12pt" style:font-style-complex="italic"/>
    </style:style>
    <style:style style:name="P10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officeooo:rsid="0018b17a" officeooo:paragraph-rsid="0018b17a" fo:background-color="transparent" style:font-size-asian="12pt" style:font-style-asian="italic" style:font-size-complex="12pt" style:font-style-complex="italic"/>
    </style:style>
    <style:style style:name="P11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officeooo:rsid="001ae39f" officeooo:paragraph-rsid="001ae39f" fo:background-color="transparent" style:font-size-asian="12pt" style:font-style-asian="italic" style:font-size-complex="12pt" style:font-style-complex="italic"/>
    </style:style>
    <style:style style:name="P12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italic" style:text-underline-style="none" officeooo:rsid="0025698b" officeooo:paragraph-rsid="0025698b" fo:background-color="transparent" style:font-size-asian="12pt" style:font-style-asian="italic" style:font-size-complex="12pt" style:font-style-complex="italic"/>
    </style:style>
    <style:style style:name="P13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officeooo:rsid="0012f240" officeooo:paragraph-rsid="0012f240" fo:background-color="transparent" style:font-size-asian="12pt" style:font-size-complex="12pt"/>
    </style:style>
    <style:style style:name="P14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officeooo:rsid="0012f240" officeooo:paragraph-rsid="0015010b" fo:background-color="transparent" style:font-size-asian="12pt" style:font-size-complex="12pt"/>
    </style:style>
    <style:style style:name="P15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officeooo:rsid="0015010b" officeooo:paragraph-rsid="0015010b" fo:background-color="transparent" style:font-size-asian="12pt" style:font-size-complex="12pt"/>
    </style:style>
    <style:style style:name="P16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officeooo:rsid="0015010b" officeooo:paragraph-rsid="0015010b" fo:background-color="transparent" style:font-size-asian="12pt" style:font-style-asian="normal" style:font-size-complex="12pt" style:font-style-complex="normal"/>
    </style:style>
    <style:style style:name="P17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officeooo:rsid="0018b17a" officeooo:paragraph-rsid="0018b17a" fo:background-color="transparent" style:font-size-asian="12pt" style:font-style-asian="normal" style:font-size-complex="12pt" style:font-style-complex="normal"/>
    </style:style>
    <style:style style:name="P18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officeooo:rsid="001ae39f" officeooo:paragraph-rsid="001ae39f" fo:background-color="transparent" style:font-size-asian="12pt" style:font-style-asian="normal" style:font-size-complex="12pt" style:font-style-complex="normal"/>
    </style:style>
    <style:style style:name="P19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officeooo:rsid="0025698b" officeooo:paragraph-rsid="0025698b" fo:background-color="transparent" style:font-size-asian="12pt" style:font-style-asian="normal" style:font-size-complex="12pt" style:font-style-complex="normal"/>
    </style:style>
    <style:style style:name="P20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style:text-underline-style="none" officeooo:rsid="0020dfad" officeooo:paragraph-rsid="0020dfad" fo:background-color="transparent" style:font-size-asian="12pt" style:font-style-asian="normal" style:font-size-complex="12pt" style:font-style-complex="normal"/>
    </style:style>
    <style:style style:name="P21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style:text-underline-style="none" officeooo:rsid="0025698b" officeooo:paragraph-rsid="0025698b" fo:background-color="transparent" style:font-size-asian="12pt" style:font-style-asian="normal" style:font-size-complex="12pt" style:font-style-complex="normal"/>
    </style:style>
    <style:style style:name="P22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style:font-name="Abyssinica SIL" fo:font-size="12pt" fo:font-style="normal" fo:font-weight="bold" officeooo:rsid="002b133b" officeooo:paragraph-rsid="002b133b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officeooo:paragraph-rsid="00116df7" fo:background-color="transparent"/>
    </style:style>
    <style:style style:name="P24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officeooo:paragraph-rsid="0020dfad" fo:background-color="transparent"/>
    </style:style>
    <style:style style:name="P25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officeooo:rsid="00116df7" officeooo:paragraph-rsid="00116df7" fo:background-color="transparent"/>
    </style:style>
    <style:style style:name="P26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color="#000000" fo:font-style="italic" officeooo:rsid="00116df7" officeooo:paragraph-rsid="00116df7" fo:background-color="transparent" style:font-style-asian="italic" style:font-style-complex="italic"/>
    </style:style>
    <style:style style:name="P27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italic" fo:font-weight="normal" fo:background-color="transparent" style:font-size-asian="12pt" style:font-style-asian="italic" style:font-size-complex="12pt" style:font-style-complex="italic"/>
    </style:style>
    <style:style style:name="P28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italic" fo:font-weight="normal" officeooo:rsid="000fdcd6" officeooo:paragraph-rsid="000fdcd6" fo:background-color="transparent" style:font-size-asian="12pt" style:font-style-asian="italic" style:font-size-complex="12pt" style:font-style-complex="italic"/>
    </style:style>
    <style:style style:name="P29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italic" fo:font-weight="normal" officeooo:rsid="00116df7" officeooo:paragraph-rsid="00116df7" fo:background-color="transparent" style:font-size-asian="10.5pt" style:font-style-asian="italic" style:font-size-complex="12pt" style:font-style-complex="italic"/>
    </style:style>
    <style:style style:name="P30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italic" fo:background-color="transparent" style:font-size-asian="12pt" style:font-style-asian="italic" style:font-size-complex="12pt" style:font-style-complex="italic"/>
    </style:style>
    <style:style style:name="P31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fo:background-color="transparent" style:font-size-asian="12pt" style:font-size-complex="12pt"/>
    </style:style>
    <style:style style:name="P32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paragraph-rsid="000fdcd6" fo:background-color="transparent" style:font-size-asian="12pt" style:font-size-complex="12pt"/>
    </style:style>
    <style:style style:name="P33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rsid="000df2eb" officeooo:paragraph-rsid="000df2eb" fo:background-color="transparent" style:font-size-asian="12pt" style:font-size-complex="12pt"/>
    </style:style>
    <style:style style:name="P34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rsid="000fdcd6" officeooo:paragraph-rsid="000fdcd6" fo:background-color="transparent" style:font-size-asian="12pt" style:font-size-complex="12pt"/>
    </style:style>
    <style:style style:name="P35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rsid="0015010b" officeooo:paragraph-rsid="0012f2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rsid="000fdcd6" officeooo:paragraph-rsid="000fdcd6" fo:background-color="transparent" style:font-size-asian="10.5pt" style:font-style-asian="normal" style:font-size-complex="12pt" style:font-style-complex="normal"/>
    </style:style>
    <style:style style:name="P37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2pt" fo:letter-spacing="normal" fo:font-style="normal" fo:font-weight="normal" officeooo:rsid="00116df7" officeooo:paragraph-rsid="00116df7" fo:background-color="transparent" style:font-size-asian="10.5pt" style:font-style-asian="normal" style:font-size-complex="12pt" style:font-style-complex="normal"/>
    </style:style>
    <style:style style:name="P38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0pt" fo:letter-spacing="normal" fo:font-style="italic" fo:font-weight="normal" officeooo:rsid="000fdcd6" officeooo:paragraph-rsid="000fdcd6" fo:background-color="transparent" style:font-size-asian="10pt" style:font-style-asian="italic" style:font-size-complex="10pt" style:font-style-complex="italic"/>
    </style:style>
    <style:style style:name="P39" style:family="paragraph" style:parent-style-name="Preformatted_20_Text">
      <style:paragraph-properties fo:margin-top="0in" fo:margin-bottom="0in" loext:contextual-spacing="false" fo:line-height="140%" fo:orphans="2" fo:widows="2" fo:padding="0in" fo:border="none"/>
      <style:text-properties fo:font-variant="normal" fo:text-transform="none" fo:color="#000000" style:font-name="Abyssinica SIL" fo:font-size="10pt" fo:letter-spacing="normal" fo:font-style="italic" fo:font-weight="normal" fo:background-color="transparent" style:font-size-asian="10pt" style:font-style-asian="italic" style:font-size-complex="10pt" style:font-style-complex="italic"/>
    </style:style>
    <style:style style:name="P40" style:family="paragraph" style:parent-style-name="Text_20_body">
      <style:text-properties fo:font-variant="normal" fo:text-transform="none" fo:color="#000000" style:font-name="Abyssinica SIL" fo:font-size="12pt" fo:letter-spacing="normal" fo:font-style="italic" fo:font-weight="normal" officeooo:rsid="000c8382" officeooo:paragraph-rsid="000c8382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Text_20_body">
      <style:text-properties fo:font-variant="normal" fo:text-transform="none" fo:color="#000000" style:font-name="Abyssinica SIL" fo:font-size="12pt" fo:letter-spacing="normal" fo:font-style="italic" fo:font-weight="normal" officeooo:rsid="000df2eb" officeooo:paragraph-rsid="000df2e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Text_20_body">
      <style:text-properties fo:font-variant="normal" fo:text-transform="none" fo:color="#000000" style:font-name="Abyssinica SIL" fo:font-size="12pt" fo:letter-spacing="normal" fo:font-style="normal" fo:font-weight="normal" officeooo:rsid="000c8382" officeooo:paragraph-rsid="000c83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text-properties fo:font-variant="normal" fo:text-transform="none" fo:color="#000000" style:font-name="Abyssinica SIL" fo:font-size="12pt" fo:letter-spacing="normal" fo:font-style="normal" fo:font-weight="normal" officeooo:rsid="000df2eb" officeooo:paragraph-rsid="000df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text-properties fo:color="#000000" fo:background-color="transparent"/>
    </style:style>
    <style:style style:name="P45" style:family="paragraph" style:parent-style-name="Text_20_body">
      <style:text-properties fo:color="#000000" style:font-name="Abyssinica SIL" fo:font-size="12pt" fo:font-style="normal" fo:font-weight="normal" officeooo:rsid="000c8382" officeooo:paragraph-rsid="000c83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Text_20_body">
      <style:text-properties fo:color="#000000" style:font-name="Abyssinica SIL" fo:font-size="12pt" fo:font-style="normal" fo:font-weight="normal" officeooo:rsid="000df2eb" officeooo:paragraph-rsid="000df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Text_20_body">
      <style:text-properties fo:color="#000000" fo:font-style="italic" officeooo:paragraph-rsid="000df2eb" fo:background-color="transparent" style:font-style-asian="italic" style:font-style-complex="italic"/>
    </style:style>
    <style:style style:name="P48" style:family="paragraph" style:parent-style-name="Title">
      <style:text-properties fo:color="#000000" fo:background-color="transparent"/>
    </style:style>
    <style:style style:name="T1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0df2eb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15010b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000000" style:font-name="Abyssinica SIL" fo:font-size="12pt" fo:letter-spacing="normal" fo:font-style="normal" fo:font-weight="normal" fo:background-color="transparent" loext:char-shading-value="0" style:font-size-asian="10.5pt" style:font-style-asian="normal" style:font-size-complex="12pt" style:font-style-complex="normal"/>
    </style:style>
    <style:style style:name="T6" style:family="text">
      <style:text-properties fo:font-variant="normal" fo:text-transform="none" style:font-name="Abyssinica SIL" fo:font-size="12pt" fo:letter-spacing="normal" fo:font-weight="normal" officeooo:rsid="000df2e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font-name="Abyssinica SIL" fo:font-size="12pt" fo:letter-spacing="normal" fo:font-weight="normal" style:font-size-asian="10.5pt" style:font-size-complex="12pt"/>
    </style:style>
    <style:style style:name="T8" style:family="text">
      <style:text-properties fo:font-variant="normal" fo:text-transform="none" style:font-name="Abyssinica SIL" fo:font-size="12pt" fo:letter-spacing="normal" fo:font-weight="normal" officeooo:rsid="0013b1b9" style:font-size-asian="10.5pt" style:font-size-complex="12pt"/>
    </style:style>
    <style:style style:name="T9" style:family="text">
      <style:text-properties fo:font-variant="normal" fo:text-transform="none" style:font-name="Abyssinica SIL" fo:font-size="12pt" fo:letter-spacing="normal" style:text-underline-style="none" fo:font-weight="normal" officeooo:rsid="000df2e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Abyssinica SIL" fo:font-size="12pt" fo:letter-spacing="normal" fo:font-style="italic" fo:font-weight="normal" officeooo:rsid="00116df7" style:font-size-asian="10.5pt" style:font-style-asian="italic" style:font-size-complex="12pt" style:font-style-complex="italic"/>
    </style:style>
    <style:style style:name="T11" style:family="text">
      <style:text-properties fo:font-variant="normal" fo:text-transform="none" style:font-name="Abyssinica SIL" fo:font-size="12pt" fo:letter-spacing="normal" fo:font-style="normal" fo:font-weight="normal" style:font-size-asian="10.5pt" style:font-style-asian="normal" style:font-size-complex="12pt" style:font-style-complex="normal"/>
    </style:style>
    <style:style style:name="T12" style:family="text">
      <style:text-properties fo:font-variant="normal" fo:text-transform="none" style:font-name="Abyssinica SIL" fo:font-size="12pt" fo:letter-spacing="normal" fo:font-style="normal" fo:font-weight="normal" officeooo:rsid="00116df7" style:font-size-asian="10.5pt" style:font-style-asian="normal" style:font-size-complex="12pt" style:font-style-complex="normal"/>
    </style:style>
    <style:style style:name="T13" style:family="text">
      <style:text-properties fo:font-variant="normal" fo:text-transform="none" style:font-name="Abyssinica SIL" fo:font-size="12pt" fo:letter-spacing="normal" fo:font-style="normal" fo:font-weight="normal" officeooo:rsid="0012f240" style:font-size-asian="10.5pt" style:font-style-asian="normal" style:font-size-complex="12pt" style:font-style-complex="normal"/>
    </style:style>
    <style:style style:name="T14" style:family="text">
      <style:text-properties fo:font-weight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0fdcd6" style:font-style-asian="italic" style:font-style-complex="italic"/>
    </style:style>
    <style:style style:name="T17" style:family="text">
      <style:text-properties officeooo:rsid="000fdcd6"/>
    </style:style>
    <style:style style:name="T18" style:family="text">
      <style:text-properties style:font-weight-asian="normal" style:font-weight-complex="normal"/>
    </style:style>
    <style:style style:name="T19" style:family="text">
      <style:text-properties officeooo:rsid="0018b17a"/>
    </style:style>
    <style:style style:name="T20" style:family="text">
      <style:text-properties officeooo:rsid="001a63cf"/>
    </style:style>
    <style:style style:name="T21" style:family="text">
      <style:text-properties officeooo:rsid="001be897"/>
    </style:style>
    <style:style style:name="T22" style:family="text">
      <style:text-properties officeooo:rsid="001c4041"/>
    </style:style>
    <style:style style:name="T23" style:family="text">
      <style:text-properties officeooo:rsid="001def28"/>
    </style:style>
    <style:style style:name="T24" style:family="text">
      <style:text-properties officeooo:rsid="001f14b5"/>
    </style:style>
    <style:style style:name="T25" style:family="text">
      <style:text-properties style:font-name="Abyssinica SIL" fo:font-size="12pt" fo:font-style="normal" style:text-underline-style="none" officeooo:rsid="0020dfad" style:font-name-asian="Noto Sans Mono CJK SC" style:font-size-asian="12pt" style:font-style-asian="normal" style:font-name-complex="Liberation Mono" style:font-size-complex="12pt" style:font-style-complex="normal"/>
    </style:style>
    <style:style style:name="T26" style:family="text">
      <style:text-properties style:font-name="Abyssinica SIL" fo:font-size="12pt" fo:font-style="normal" style:text-underline-style="none" officeooo:rsid="0023bfa1" style:font-name-asian="Noto Sans Mono CJK SC" style:font-size-asian="12pt" style:font-style-asian="normal" style:font-name-complex="Liberation Mono" style:font-size-complex="12pt" style:font-style-complex="normal"/>
    </style:style>
    <style:style style:name="T27" style:family="text">
      <style:text-properties style:font-name="Abyssinica SIL" fo:font-size="12pt" fo:font-style="normal" style:text-underline-style="none" officeooo:rsid="0020dfad" style:font-size-asian="12pt" style:font-style-asian="normal" style:font-size-complex="12pt" style:font-style-complex="normal"/>
    </style:style>
    <style:style style:name="T28" style:family="text">
      <style:text-properties fo:color="#000000" fo:background-color="transparent" loext:char-shading-value="0"/>
    </style:style>
    <style:style style:name="T29" style:family="text">
      <style:text-properties fo:color="#000000" officeooo:rsid="00124a6d" fo:background-color="transparent" loext:char-shading-value="0"/>
    </style:style>
    <style:style style:name="T30" style:family="text">
      <style:text-properties fo:color="#000000" officeooo:rsid="001be897" fo:background-color="transparent" loext:char-shading-value="0"/>
    </style:style>
    <style:style style:name="T31" style:family="text">
      <style:text-properties officeooo:rsid="00275adf"/>
    </style:style>
    <style:style style:name="T32" style:family="text">
      <style:text-properties officeooo:rsid="0028cd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Nextflow</text:p>
      <text:p text:style-name="Text_20_body"><text:a xlink:type="simple" xlink:href="https://www.nextflow.io/docs/latest/getstarted.html" text:style-name="Internet_20_link" text:visited-style-name="Visited_20_Internet_20_Link"><text:span text:style-name="T28">https://www.nextflow.io/docs/latest/getstarted.html</text:span></text:a></text:p>
      <text:p text:style-name="P44"/>
      <text:p text:style-name="P45">1. SDKMAN! Installieren</text:p>
      <text:p text:style-name="P40">curl -s "https://get.sdkman.io" | bash</text:p>
      <text:p text:style-name="P42"/>
      <text:p text:style-name="P42">2. Corretto 17 oder Temurin 17 installieren</text:p>
      <text:p text:style-name="P3">sdk install java 17.0.6-amzn</text:p>
      <text:p text:style-name="P5"/>
      <text:p text:style-name="P5">oder</text:p>
      <text:p text:style-name="P5"/>
      <text:p text:style-name="P3">sdk install java 17.0.6-tem</text:p>
      <text:p text:style-name="P45"/>
      <text:p text:style-name="P46">3. Executable Package in einem ordner deiner wahl installieren</text:p>
      <text:p text:style-name="P47"><text:span text:style-name="T6">wget -qO- </text:span><text:span text:style-name="T9">https://get.nextflow.io</text:span><text:span text:style-name="T6"> | bash</text:span></text:p>
      <text:p text:style-name="P43"/>
      <text:p text:style-name="P43">4. binary executable installieren</text:p>
      <text:p text:style-name="P41">chmod +x nextflow</text:p>
      <text:p text:style-name="P43"/>
      <text:p text:style-name="P43">5. erstes script testen</text:p>
      <text:p text:style-name="P43">Erstelle eine Datei mit dem Namen “tutorial.nf” (im selben Ordner in dem die nextflow Installation liegt) im Editor deiner Wahl und füge folgenden Code ein:</text:p>
      <text:p text:style-name="P4"><text:span text:style-name="T18">params.str = 'Hello world!'</text:span></text:p>
      <text:p text:style-name="P7"/>
      <text:p text:style-name="P27">process splitLetters {</text:p>
      <text:p text:style-name="P30"><text:s text:c="2"/><text:span text:style-name="T14">output:</text:span></text:p>
      <text:p text:style-name="P30"><text:s text:c="4"/><text:span text:style-name="T14">path 'chunk_*'</text:span></text:p>
      <text:p text:style-name="P7"/>
      <text:p text:style-name="P30"><text:s text:c="2"/><text:span text:style-name="T14">"""</text:span></text:p>
      <text:p text:style-name="P30"><text:s text:c="2"/><text:span text:style-name="T14">printf '${params.str}' | split -b 6 - chunk_</text:span></text:p>
      <text:p text:style-name="P30"><text:s text:c="2"/><text:span text:style-name="T14">"""</text:span></text:p>
      <text:p text:style-name="P27"><text:soft-page-break/>}</text:p>
      <text:p text:style-name="P7"/>
      <text:p text:style-name="P27">process convertToUpper {</text:p>
      <text:p text:style-name="P30"><text:s text:c="2"/><text:span text:style-name="T14">input:</text:span></text:p>
      <text:p text:style-name="P30"><text:s text:c="4"/><text:span text:style-name="T14">path x</text:span></text:p>
      <text:p text:style-name="P30"><text:s text:c="2"/><text:span text:style-name="T14">output:</text:span></text:p>
      <text:p text:style-name="P30"><text:s text:c="4"/><text:span text:style-name="T14">stdout</text:span></text:p>
      <text:p text:style-name="P7"/>
      <text:p text:style-name="P30"><text:s text:c="2"/><text:span text:style-name="T14">"""</text:span></text:p>
      <text:p text:style-name="P30"><text:s text:c="2"/><text:span text:style-name="T14">cat $x | tr '[a-z]' '[A-Z]'</text:span></text:p>
      <text:p text:style-name="P30"><text:s text:c="2"/><text:span text:style-name="T14">"""</text:span></text:p>
      <text:p text:style-name="P27">}</text:p>
      <text:p text:style-name="P7"/>
      <text:p text:style-name="P27">workflow {</text:p>
      <text:p text:style-name="P30"><text:s text:c="2"/><text:span text:style-name="T14">splitLetters | flatten | convertToUpper | view { it.trim() }</text:span></text:p>
      <text:p text:style-name="P27">}</text:p>
      <text:p text:style-name="P31"/>
      <text:p text:style-name="P33">6. führe das Script aus (WICHTIG: wenn nextflow nicht im $PATH gesetzt ist muss der nextflow aufruf immer zur datei führen<text:span text:style-name="T17">)</text:span></text:p>
      <text:p text:style-name="P33"><text:span text:style-name="T17">Wenn der $PATH gesetzt ist: </text:span><text:span text:style-name="T15">nextflow run tutorial.nf</text:span></text:p>
      <text:p text:style-name="P32"><text:span text:style-name="T17">sonst beispielsweise: </text:span><text:span text:style-name="T16">./</text:span><text:span text:style-name="T15">nextflow run tutorial.nf</text:span> <text:span text:style-name="T17">(nextflow liegt im aktuellen Ordner)</text:span></text:p>
      <text:p text:style-name="P34"/>
      <text:p text:style-name="P34">Output sollte wie folgt aussehen:</text:p>
      <text:p text:style-name="P38">N E X T F L O W <text:s/>~ <text:s/>version 22.10.0</text:p>
      <text:p text:style-name="P39">executor &gt; <text:s/>local (3)</text:p>
      <text:p text:style-name="P39">[69/c8ea4a] process &gt; splitLetters <text:s text:c="2"/>[100%] 1 of 1 ✔</text:p>
      <text:p text:style-name="P39">[84/c8b7f1] process &gt; convertToUpper [100%] 2 of 2 ✔</text:p>
      <text:p text:style-name="P39">HELLO</text:p>
      <text:p text:style-name="P39">WORLD!</text:p>
      <text:p text:style-name="P36">(HELLO und WORLD! können auch vertauscht sein!)</text:p>
      <text:p text:style-name="P36"/>
      <text:p text:style-name="P37">7. neues GitHub Repository erstellen und in Ordner deiner Wahl klonen</text:p>
      <text:p text:style-name="P23"><text:span text:style-name="T10">git clone https://github.com/marvin-mark/nextflow-file-chunking.git</text:span><text:span text:style-name="T12"> (beispiel für mein repo)</text:span></text:p>
      <text:p text:style-name="P2"><text:soft-page-break/><text:span text:style-name="T5">8. Vorlage in Ordner kopieren (in meinem Fall ist dieses Repo die Vorlage: </text:span><text:a xlink:type="simple" xlink:href="https://github.com/genepi/ngs-class/tree/master/nf-preprocess" text:style-name="Internet_20_link" text:visited-style-name="Visited_20_Internet_20_Link"><text:span text:style-name="T28">https://github.com/genepi/ngs-class/tree/master/nf-preprocess</text:span></text:a><text:span text:style-name="T5">). Daraufhin jedes file und jeden Ordner commiten</text:span></text:p>
      <text:p text:style-name="P26"><text:span text:style-name="T7">git commit FILENAME/</text:span><text:span text:style-name="T8">ORDNERNAME</text:span><text:span text:style-name="T7"> “COMMITMESSAGE”</text:span></text:p>
      <text:p text:style-name="P37"/>
      <text:p text:style-name="P25"><text:span text:style-name="T13">9. </text:span><text:span text:style-name="T11">Wenn alle committet sind pushen</text:span></text:p>
      <text:p text:style-name="P29">git push</text:p>
      <text:p text:style-name="P1"><text:span text:style-name="T28">Dann kommt eine Anforderung </text:span><text:span text:style-name="T29">U</text:span><text:span text:style-name="T28">sername und </text:span><text:span text:style-name="T29">P</text:span><text:span text:style-name="T28">asswort einzugeben. Als Passwort muss der access token von GitHub verwendet werden </text:span><text:span text:style-name="T30">(</text:span><text:a xlink:type="simple" xlink:href="https://github.com/settings/tokens" text:style-name="Internet_20_link" text:visited-style-name="Visited_20_Internet_20_Link">https://github.com/settings/tokens</text:a><text:span text:style-name="T30">) </text:span></text:p>
      <text:p text:style-name="P28"/>
      <text:p text:style-name="P13"><text:span text:style-name="T1">10.</text:span><text:span text:style-name="T3"> </text:span><text:span text:style-name="T4">nf-preprocess.nf und chunker.nf implementiert</text:span></text:p>
      <text:p text:style-name="P14"><text:span text:style-name="T3"><text:s/></text:span><text:span text:style-name="T4">nf-preprocess.nf:</text:span></text:p>
      <text:p text:style-name="P8">vcf_files = "/home/marvin/Documents/nf-file-chunking/nextflow-file-chunking/test-data/dataSmall.vcf"</text:p>
      <text:p text:style-name="P8"/>
      <text:p text:style-name="P8">include { RUN_CHUNKER } from '../modules/local/chunker'</text:p>
      <text:p text:style-name="P8"/>
      <text:p text:style-name="P8">workflow NF_PREPROCESS {</text:p>
      <text:p text:style-name="P8"><text:s text:c="8"/>RUN_CHUNKER(vcf_files)</text:p>
      <text:p text:style-name="P8"><text:s text:c="4"/>}</text:p>
      <text:p text:style-name="P35"/>
      <text:p text:style-name="P15"><text:span text:style-name="T4">c</text:span><text:span text:style-name="T2">hunker.nf:</text:span></text:p>
      <text:p text:style-name="P9">process RUN_CHUNKER { <text:s text:c="3"/></text:p>
      <text:p text:style-name="P9"><text:s text:c="2"/>input:</text:p>
      <text:p text:style-name="P9"><text:tab/> <text:s/>path dataSmall</text:p>
      <text:p text:style-name="P9"><text:s text:c="2"/>output:</text:p>
      <text:p text:style-name="P9"/>
      <text:p text:style-name="P9"><text:tab/>"""</text:p>
      <text:p text:style-name="P9"><text:tab/> java -jar /home/marvin/Desktop/genomic-utils.jar file-chunking <text:s/>--output /home/marvin/Desktop/nextflowOutput/output --chunksize 100 ${dataSmall}</text:p>
      <text:p text:style-name="P9"><text:tab/>"""</text:p>
      <text:p text:style-name="P9">}</text:p>
      <text:p text:style-name="P9"><text:soft-page-break/></text:p>
      <text:p text:style-name="P16">11. <text:span text:style-name="T19">chunker.nf geändert</text:span></text:p>
      <text:p text:style-name="P9">process RUN_CHUNKER { <text:s text:c="3"/></text:p>
      <text:p text:style-name="P9"><text:s text:c="2"/>input:</text:p>
      <text:p text:style-name="P9"><text:tab/> <text:s/>path input</text:p>
      <text:p text:style-name="P9"><text:tab/> <text:s/>val chunksize</text:p>
      <text:p text:style-name="P9"><text:tab/> <text:s/>val strategy</text:p>
      <text:p text:style-name="P9"><text:s text:c="2"/>output:</text:p>
      <text:p text:style-name="P9"><text:tab/>path "*.txt"</text:p>
      <text:p text:style-name="P9"><text:tab/></text:p>
      <text:p text:style-name="P9"><text:tab/>script:</text:p>
      <text:p text:style-name="P9"><text:tab/>"""</text:p>
      <text:p text:style-name="P9"><text:tab/><text:tab/>java -jar /home/marvin/Desktop/genomic-utils.jar file-chunking <text:s/>${input} --output Manifest${input.baseName}.txt --chunksize ${chunksize} --strategy ${strategy}</text:p>
      <text:p text:style-name="P9"><text:tab/>"""</text:p>
      <text:p text:style-name="P9">}</text:p>
      <text:p text:style-name="P9"/>
      <text:p text:style-name="P17">12. WICHTIG: in nf-prepr<text:tab/>ocess.nf nur ein <text:span text:style-name="T21">M</text:span>al den Channel <text:span text:style-name="T22">A</text:span>ufruf machen (nur bei <text:span text:style-name="T23">In</text:span>put files --<text:span text:style-name="T22">&gt;</text:span> nur das soll parallelisiert werden der Rest ist für alle <text:span text:style-name="T23">F</text:span>iles gleich)</text:p>
      <text:p text:style-name="P10">input_files = Channel.fromPath(params.input, checkIfExists:true)</text:p>
      <text:p text:style-name="P10">chunksize = params.chunksize</text:p>
      <text:p text:style-name="P10">strategy = params.strategy</text:p>
      <text:p text:style-name="P10"/>
      <text:p text:style-name="P10">include { RUN_CHUNKER } from '../modules/local/chunker'</text:p>
      <text:p text:style-name="P10"/>
      <text:p text:style-name="P10">workflow NF_PREPROCESS {</text:p>
      <text:p text:style-name="P10"><text:s text:c="5"/></text:p>
      <text:p text:style-name="P10"/>
      <text:p text:style-name="P10"><text:s text:c="8"/>RUN_CHUNKER(input_files, chunksize, strategy)</text:p>
      <text:p text:style-name="P10"><text:s text:c="4"/>}</text:p>
      <text:p text:style-name="P10"/>
      <text:p text:style-name="P17">13. merge.nf implementiert <text:span text:style-name="T20">und Aufruf in nf-precosseses.nf erstellt</text:span></text:p>
      <text:p text:style-name="P10"><text:soft-page-break/>process RUN_MERGE { <text:s text:c="3"/></text:p>
      <text:p text:style-name="P10"><text:s text:c="2"/>input:</text:p>
      <text:p text:style-name="P10"><text:tab/> <text:s/>path manifests</text:p>
      <text:p text:style-name="P10"><text:s text:c="2"/>output:</text:p>
      <text:p text:style-name="P10"><text:s text:c="4"/>path "manifest.txt"</text:p>
      <text:p text:style-name="P10"><text:tab/><text:tab/></text:p>
      <text:p text:style-name="P10"><text:tab/>"""</text:p>
      <text:p text:style-name="P10"><text:s text:c="4"/>awk 'NR == 1 || FNR &gt; 1' <text:s/>${manifests} &gt; manifest.txt</text:p>
      <text:p text:style-name="P10"><text:s text:c="2"/>"""</text:p>
      <text:p text:style-name="P10">}</text:p>
      <text:p text:style-name="P10"/>
      <text:p text:style-name="P10">input_files = Channel.fromPath(params.input, checkIfExists:true)</text:p>
      <text:p text:style-name="P10">chunksize = params.chunksize</text:p>
      <text:p text:style-name="P10">strategy = params.strategy</text:p>
      <text:p text:style-name="P10"/>
      <text:p text:style-name="P10">include { RUN_CHUNKER } from '../modules/local/chunker'</text:p>
      <text:p text:style-name="P10">include { RUN_MERGE } from '../modules/local/merge'</text:p>
      <text:p text:style-name="P10"/>
      <text:p text:style-name="P10">workflow NF_PREPROCESS {</text:p>
      <text:p text:style-name="P10"><text:s text:c="5"/></text:p>
      <text:p text:style-name="P10"/>
      <text:p text:style-name="P10"><text:s text:c="8"/>RUN_CHUNKER(input_files, chunksize, strategy)</text:p>
      <text:p text:style-name="P10"><text:s text:c="8"/>output = RUN_MERGE(RUN_CHUNKER.out.collect())</text:p>
      <text:p text:style-name="P10"><text:s text:c="4"/>}</text:p>
      <text:p text:style-name="P10"/>
      <text:p text:style-name="P18">14. WICHTIG: wenn mit * mehrere bzw. <text:span text:style-name="T24">al</text:span>le Dateien mitgegeben werden wollen, muss der path in “” stehen!</text:p>
      <text:p text:style-name="P18"/>
      <text:p text:style-name="P18">15. publishDir implementiert</text:p>
      <text:p text:style-name="P11">process RUN_MERGE { <text:s text:c="3"/></text:p>
      <text:p text:style-name="P11"><text:s text:c="2"/>publishDir "outputs", mode: 'symlink'</text:p>
      <text:p text:style-name="P11"><text:s text:c="2"/>input:</text:p>
      <text:p text:style-name="P11"><text:tab/> <text:s/>path manifests</text:p>
      <text:p text:style-name="P11"><text:soft-page-break/><text:s text:c="2"/>output:</text:p>
      <text:p text:style-name="P11"><text:s text:c="4"/>path "manifest.txt"</text:p>
      <text:p text:style-name="P11"><text:tab/><text:tab/></text:p>
      <text:p text:style-name="P11"><text:tab/>"""</text:p>
      <text:p text:style-name="P11"><text:s text:c="4"/>awk 'NR == 1 || FNR &gt; 1' <text:s/>${manifests} &gt; manifest.txt</text:p>
      <text:p text:style-name="P11"><text:s text:c="2"/>"""</text:p>
      <text:p text:style-name="P11">}</text:p>
      <text:p text:style-name="P11"/>
      <text:p text:style-name="P24"><text:span text:style-name="T27">16. Dockerfile </text:span><text:span text:style-name="T25">implementiert, </text:span><text:span text:style-name="T26">sodass jetzt die .jar Datei ohne lokalen Path aufrufbar ist</text:span></text:p>
      <text:p text:style-name="P6">FROM openjdk:11</text:p>
      <text:p text:style-name="P6">COPY environment.yml .</text:p>
      <text:p text:style-name="P6"/>
      <text:p text:style-name="P6">WORKDIR "/opt"</text:p>
      <text:p text:style-name="P6"/>
      <text:p text:style-name="P6">COPY jar/genomic-utils.jar genomic-utils.jar</text:p>
      <text:p text:style-name="P6"/>
      <text:p text:style-name="P6">CMD ["java", "-jar", "/genomic-utils"]</text:p>
      <text:p text:style-name="P20"/>
      <text:p text:style-name="P21">17. chunker.nf entsprechen<text:span text:style-name="T31">d</text:span> geändert, sodass .jar über den Dockerfile Path aufgerufen wird</text:p>
      <text:p text:style-name="P12">process RUN_CHUNKER { <text:s text:c="3"/></text:p>
      <text:p text:style-name="P12"><text:s text:c="2"/>input:</text:p>
      <text:p text:style-name="P12"><text:tab/> <text:s/>path input</text:p>
      <text:p text:style-name="P12"><text:tab/> <text:s/>val chunksize</text:p>
      <text:p text:style-name="P12"><text:tab/> <text:s/>val strategy</text:p>
      <text:p text:style-name="P12"><text:s text:c="2"/>output:</text:p>
      <text:p text:style-name="P12"><text:tab/>path "*.txt"</text:p>
      <text:p text:style-name="P12"><text:tab/></text:p>
      <text:p text:style-name="P12"><text:tab/>script:</text:p>
      <text:p text:style-name="P12"><text:tab/>"""</text:p>
      <text:p text:style-name="P12"><text:tab/><text:tab/>java -jar /opt/genomic-utils.jar file-chunking <text:s/>${input} --output Manifest${input.baseName}.txt --chunksize ${chunksize} --strategy ${strategy} --output-dir .</text:p>
      <text:p text:style-name="P12"><text:soft-page-break/><text:tab/>"""</text:p>
      <text:p text:style-name="P12">}</text:p>
      <text:p text:style-name="P11"/>
      <text:p text:style-name="P19">18. <text:span text:style-name="T32">README geschrieben</text:span></text:p>
      <text:p text:style-name="P19"><text:a xlink:type="simple" xlink:href="https://github.com/marvin-mark/nf-file-chunking/blob/main/README.md" text:style-name="Internet_20_link" text:visited-style-name="Visited_20_Internet_20_Link">https://github.com/marvin-mark/nf-file-chunking/blob/main/README.md</text:a> </text:p>
      <text:p text:style-name="P19"/>
      <text:p text:style-name="P22">19. Installationsschritte sind in der README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7T08:39:24.240711527</meta:creation-date>
    <meta:generator>LibreOffice/6.4.7.2$Linux_X86_64 LibreOffice_project/40$Build-2</meta:generator>
    <dc:date>2023-07-31T09:56:16.086736549</dc:date>
    <meta:editing-duration>PT4H59M46S</meta:editing-duration>
    <meta:editing-cycles>22</meta:editing-cycles>
    <meta:document-statistic meta:table-count="0" meta:image-count="0" meta:object-count="0" meta:page-count="7" meta:paragraph-count="148" meta:word-count="606" meta:character-count="4824" meta:non-whitespace-character-count="4158"/>
  </office:meta>
</office:document-meta>
</file>